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lso available in AJA Microfilm, Reel #202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age 1]</text:p>
      <text:p text:style-name="P2">Gentlemen/</text:p>
      <text:p text:style-name="P2"><text:tab/>In distributing among the needy that profess our faith, the/ liberal sum which you have placed at my disposal, I pursued/ the plan already described in a former report./</text:p>
      <text:p text:style-name="P2">By acting so, I designed to cooperate understandingly with Mr L. J./ Leberman in assisting the applicants to our respective Charity, and/ to avail myself likewise of his experience, and knowledge of the/ German (the vernacular language of the majority of our beneficiaries)/ I have frequently advised with that Gentleman respecting the/ claims and deserts of the needy petitioner &amp; by our joint labor/ I have rescued families from utter desolation./</text:p>
      <text:p text:style-name="P2">Of the 75 orders that I have drawn on Mr L. J. Leberman, with/ the moiety thereof were relieved individuals whose dwelling personally/ visited, or whose urgent wants had credibly been represented/ to me. <text:s/>By referring to the book of the accounts, which/ I submit to your inspection, it will be discovered, that the/ number of those for whom I purchased merchandise is/ considerable, and although my endeavours to ameliorate/ the condition of our indigent brethren through industry &amp; handiwork have mostly/ failed, yet in few cases they were attended with success./ <text:s/>I also destined a small sum for loans, which I granted/ only to reliable persons, or upon security. <text:s/>Of the latter/ I could have recovered the entire outlay, had I chosen to accept/ it from the guaranties, but I preferred on those occasions/ to exercise indulgence. <text:s/>I regret that a large portion of/ your appropriation was unavoidably <text:span text:style-name="T1">expended</text:span> bestowed for a purpose/ which seldom redounds to the benefit of the recipient--namely,/ defraying the <text:soft-page-break/>expenses of wayfarers. <text:s/>Nevertheless their pressing/ <text:span text:style-name="T1">applications</text:span> solicitations, [?] supported by recommendations, on one hand,/</text:p>
      <text:p text:style-name="P2"/>
      <text:p text:style-name="P2">[Page 2]</text:p>
      <text:p text:style-name="P2">and the apprehension of doing those poor men injustice by denying them/ the means of seeking fortune elsewhere on the other compelled me, as it were,/ to comply with their wishes. <text:s/>Yet I am convinced that much decept/ion &amp; artifice are practised[sic!] upon that score. <text:s/></text:p>
      <text:p text:style-name="P2">Mr L. J. Leberman has a balance in hand of 31 dollars, which in obedience to [?] your direction I/ shall either return to your treasurer, or distribute among the destitute, during/ the ensuing festivals. <text:s/>May you, Gentlemen, in that solemn/ period of our year, be inscribed in the book of life &amp; happiness. <text:s/>Amen/ Yours very faithfully/</text:p>
      <text:p text:style-name="P2"/>
      <text:p text:style-name="P2">[Note: The following is typewritten, from the bottom of the page.]</text:p>
      <text:p text:style-name="P2">Rev. S Morais./</text:p>
      <text:p text:style-name="P2"><text:tab/>You are respectfully invited to the Dedication of the NEW/ SEPHERDIM SYNAGOGUE, "<text:span text:style-name="T2">House of Israel</text:span>," No. 24 Paca Street,/ between Lexington and Fayette, <text:span text:style-name="T2">On Wednesday Afternoon, </text:span>16<text:span text:style-name="T2">th,/ September, Elul </text:span>27<text:span text:style-name="T2">th, </text:span>5617, <text:span text:style-name="T2">at </text:span>5<text:span text:style-name="T2"> o'clock precisely</text:span>./</text:p>
      <text:p text:style-name="P2"><text:tab/>The Committee take pleasure in enclosing a card of admis-/sion./</text:p>
      <text:p text:style-name="P2"><text:tab/>Please notify the Committee before the 14th inst. whether/ it is your intention to be present./</text:p>
      <text:p text:style-name="P3">DAVID JUDAH,/</text:p>
      <text:p text:style-name="P3">JOSEPH FRIEDENWALD,/</text:p>
      <text:p text:style-name="P3">S. N. CARVALHO,/</text:p>
      <text:p text:style-name="P6">Committee./</text:p>
      <text:p text:style-name="P3">SAMUEL ETTING,/</text:p>
      <text:p text:style-name="P6">President<text:span text:style-name="T3">./</text:span></text:p>
      <text:p text:style-name="P7"><text:span text:style-name="T3">BALTIMORE, </text:span>Sept. 5th, <text:span text:style-name="T3">1857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4:30:26.75</meta:creation-date>
    <dc:date>2012-02-29T15:52:16.47</dc:date>
    <dc:creator>Penn Libraries</dc:creator>
    <meta:editing-duration>PT00H01M0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642" meta:character-count="4252"/>
  </office:meta>
</office:document-meta>
</file>